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ccffff" draw:textarea-horizontal-align="center" draw:textarea-vertical-align="middle"/>
    </style:style>
    <style:style style:name="gr2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width="0.152cm" svg:stroke-color="#ff0000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standard">
      <style:graphic-properties draw:stroke="dash" draw:stroke-dash="Fine_20_Dotted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9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334cm" svg:height="0.991cm" svg:x="11.2cm" svg:y="3.3cm" draw:corner-radius="0.356cm">
          <text:p><text:span text:style-name="T1">(buffer?null) = T</text:span></text:p>
        </draw:rect>
        <draw:line draw:style-name="gr2" draw:text-style-name="P1" draw:layer="layout" svg:x1="10.215cm" svg:y1="3.733cm" svg:x2="10.215cm" svg:y2="13.385cm">
          <text:p/>
        </draw:line>
        <draw:frame draw:style-name="gr3" draw:text-style-name="P2" draw:layer="layout" svg:width="2.352cm" svg:height="1.043cm" svg:x="11.2cm" svg:y="1.4cm">
          <draw:text-box>
            <text:p><text:span text:style-name="T1">put(o)</text:span></text:p>
          </draw:text-box>
        </draw:frame>
        <draw:frame draw:style-name="gr3" draw:text-style-name="P2" draw:layer="layout" svg:width="1.958cm" svg:height="1.043cm" svg:x="7.242cm" svg:y="1.4cm">
          <draw:text-box>
            <text:p><text:span text:style-name="T1">get()</text:span></text:p>
          </draw:text-box>
        </draw:frame>
        <draw:rect draw:style-name="gr1" draw:text-style-name="P1" draw:layer="layout" svg:width="5.334cm" svg:height="0.991cm" svg:x="4cm" svg:y="3.7cm" draw:corner-radius="0.356cm">
          <text:p><text:span text:style-name="T1">(buffer?null) = T</text:span></text:p>
        </draw:rect>
        <draw:rect draw:style-name="gr1" draw:text-style-name="P1" draw:layer="layout" svg:width="5.334cm" svg:height="0.991cm" svg:x="11.2cm" svg:y="5.9cm" draw:corner-radius="0.356cm">
          <text:p><text:span text:style-name="T1">buffer:=o</text:span></text:p>
        </draw:rect>
        <draw:line draw:style-name="gr4" draw:text-style-name="P1" draw:layer="layout" svg:x1="9.915cm" svg:y1="7.633cm" svg:x2="11.185cm" svg:y2="7.633cm">
          <text:p/>
        </draw:line>
        <draw:rect draw:style-name="gr1" draw:text-style-name="P1" draw:layer="layout" svg:width="5.334cm" svg:height="0.991cm" svg:x="11.2cm" svg:y="7.076cm" draw:corner-radius="0.348cm">
          <text:p><text:span text:style-name="T1">notify()</text:span></text:p>
        </draw:rect>
        <draw:rect draw:style-name="gr1" draw:text-style-name="P1" draw:layer="layout" svg:width="5.334cm" svg:height="0.991cm" svg:x="4cm" svg:y="4.9cm" draw:corner-radius="0.356cm">
          <text:p><text:span text:style-name="T1">wait()</text:span></text:p>
        </draw:rect>
        <draw:line draw:style-name="gr5" draw:text-style-name="P1" draw:layer="layout" svg:x1="9.966cm" svg:y1="5.41cm" svg:x2="9.966cm" svg:y2="7.61cm">
          <text:p/>
        </draw:line>
        <draw:line draw:style-name="gr4" draw:text-style-name="P1" draw:layer="layout" svg:x1="9.915cm" svg:y1="6.433cm" svg:x2="11.185cm" svg:y2="6.433cm">
          <text:p/>
        </draw:line>
        <draw:line draw:style-name="gr4" draw:text-style-name="P1" draw:layer="layout" svg:x1="10.585cm" svg:y1="5.433cm" svg:x2="9.315cm" svg:y2="5.433cm">
          <text:p/>
        </draw:line>
        <draw:line draw:style-name="gr4" draw:text-style-name="P1" draw:layer="layout" svg:x1="10.585cm" svg:y1="4.233cm" svg:x2="9.315cm" svg:y2="4.233cm">
          <text:p/>
        </draw:line>
        <draw:line draw:style-name="gr4" draw:text-style-name="P1" draw:layer="layout" svg:x1="9.915cm" svg:y1="3.833cm" svg:x2="11.185cm" svg:y2="3.833cm">
          <text:p/>
        </draw:line>
        <draw:rect draw:style-name="gr1" draw:text-style-name="P1" draw:layer="layout" svg:width="5.334cm" svg:height="0.991cm" svg:x="4cm" svg:y="7.7cm" draw:corner-radius="0.356cm">
          <text:p><text:span text:style-name="T1">temp:=buffer</text:span></text:p>
        </draw:rect>
        <draw:line draw:style-name="gr4" draw:text-style-name="P1" draw:layer="layout" svg:x1="9.915cm" svg:y1="8.733cm" svg:x2="11.185cm" svg:y2="8.733cm">
          <text:p/>
        </draw:line>
        <draw:rect draw:style-name="gr1" draw:text-style-name="P1" draw:layer="layout" svg:width="5.334cm" svg:height="0.991cm" svg:x="11.2cm" svg:y="8.2cm" draw:corner-radius="0.356cm">
          <text:p><text:span text:style-name="T1">(buffer?null) = F</text:span></text:p>
        </draw:rect>
        <draw:line draw:style-name="gr4" draw:text-style-name="P1" draw:layer="layout" svg:x1="10.585cm" svg:y1="8.233cm" svg:x2="9.315cm" svg:y2="8.233cm">
          <text:p/>
        </draw:line>
        <draw:line draw:style-name="gr5" draw:text-style-name="P1" draw:layer="layout" svg:x1="10.449cm" svg:y1="9.804cm" svg:x2="10.449cm" svg:y2="12.004cm">
          <text:p/>
        </draw:line>
        <draw:line draw:style-name="gr4" draw:text-style-name="P1" draw:layer="layout" svg:x1="9.915cm" svg:y1="9.833cm" svg:x2="11.185cm" svg:y2="9.833cm">
          <text:p/>
        </draw:line>
        <draw:rect draw:style-name="gr1" draw:text-style-name="P1" draw:layer="layout" svg:width="5.334cm" svg:height="0.991cm" svg:x="11.2cm" svg:y="9.3cm" draw:corner-radius="0.356cm">
          <text:p><text:span text:style-name="T1">wait()</text:span></text:p>
        </draw:rect>
        <draw:line draw:style-name="gr4" draw:text-style-name="P1" draw:layer="layout" svg:x1="10.585cm" svg:y1="12.033cm" svg:x2="9.315cm" svg:y2="12.033cm">
          <text:p/>
        </draw:line>
        <draw:rect draw:style-name="gr1" draw:text-style-name="P1" draw:layer="layout" svg:width="5.334cm" svg:height="0.991cm" svg:x="4cm" svg:y="11.5cm" draw:corner-radius="0.348cm">
          <text:p><text:span text:style-name="T1">notify()</text:span></text:p>
        </draw:rect>
        <draw:line draw:style-name="gr6" draw:text-style-name="P1" draw:layer="layout" svg:x1="10.22cm" svg:y1="2.578cm" svg:x2="10.22cm" svg:y2="3.848cm">
          <text:p/>
        </draw:line>
        <draw:line draw:style-name="gr7" draw:text-style-name="P1" draw:layer="layout" svg:x1="3.6cm" svg:y1="2.4cm" svg:x2="17.1cm" svg:y2="2.4cm">
          <text:p/>
        </draw:line>
        <draw:frame draw:style-name="gr3" draw:text-style-name="P2" draw:layer="layout" svg:width="2.466cm" svg:height="1.043cm" svg:x="9.042cm" svg:y="13.457cm">
          <draw:text-box>
            <text:p><text:span text:style-name="T1">tempo</text:span></text:p>
          </draw:text-box>
        </draw:frame>
        <draw:rect draw:style-name="gr1" draw:text-style-name="P1" draw:layer="layout" svg:width="5.334cm" svg:height="0.991cm" svg:x="11.2cm" svg:y="17.5cm" draw:corner-radius="0.356cm">
          <text:p><text:span text:style-name="T1">(buffer?null) = F</text:span></text:p>
        </draw:rect>
        <draw:line draw:style-name="gr2" draw:text-style-name="P1" draw:layer="layout" svg:x1="10.215cm" svg:y1="17.933cm" svg:x2="10.215cm" svg:y2="27.585cm">
          <text:p/>
        </draw:line>
        <draw:frame draw:style-name="gr3" draw:text-style-name="P2" draw:layer="layout" svg:width="2.352cm" svg:height="1.043cm" svg:x="11.2cm" svg:y="15.6cm">
          <draw:text-box>
            <text:p><text:span text:style-name="T1">put(o)</text:span></text:p>
          </draw:text-box>
        </draw:frame>
        <draw:frame draw:style-name="gr3" draw:text-style-name="P2" draw:layer="layout" svg:width="1.958cm" svg:height="1.043cm" svg:x="7.242cm" svg:y="15.6cm">
          <draw:text-box>
            <text:p><text:span text:style-name="T1">get()</text:span></text:p>
          </draw:text-box>
        </draw:frame>
        <draw:rect draw:style-name="gr1" draw:text-style-name="P1" draw:layer="layout" svg:width="5.334cm" svg:height="0.991cm" svg:x="4cm" svg:y="17.9cm" draw:corner-radius="0.356cm">
          <text:p><text:span text:style-name="T1">(buffer?null) = F</text:span></text:p>
        </draw:rect>
        <draw:rect draw:style-name="gr1" draw:text-style-name="P1" draw:layer="layout" svg:width="5.334cm" svg:height="0.991cm" svg:x="11.2cm" svg:y="22.2cm" draw:corner-radius="0.356cm">
          <text:p><text:span text:style-name="T1">buffer:=o</text:span></text:p>
        </draw:rect>
        <draw:line draw:style-name="gr4" draw:text-style-name="P1" draw:layer="layout" svg:x1="9.915cm" svg:y1="26.533cm" svg:x2="11.185cm" svg:y2="26.533cm">
          <text:p/>
        </draw:line>
        <draw:rect draw:style-name="gr1" draw:text-style-name="P1" draw:layer="layout" svg:width="5.334cm" svg:height="0.991cm" svg:x="11.2cm" svg:y="26.076cm" draw:corner-radius="0.348cm">
          <text:p><text:span text:style-name="T1">notify()</text:span></text:p>
        </draw:rect>
        <draw:rect draw:style-name="gr1" draw:text-style-name="P1" draw:layer="layout" svg:width="5.334cm" svg:height="0.991cm" svg:x="4cm" svg:y="24.2cm" draw:corner-radius="0.356cm">
          <text:p><text:span text:style-name="T1">wait()</text:span></text:p>
        </draw:rect>
        <draw:line draw:style-name="gr5" draw:text-style-name="P1" draw:layer="layout" svg:x1="10.466cm" svg:y1="19.01cm" svg:x2="10.466cm" svg:y2="21.931cm">
          <text:p/>
        </draw:line>
        <draw:line draw:style-name="gr4" draw:text-style-name="P1" draw:layer="layout" svg:x1="9.915cm" svg:y1="19.033cm" svg:x2="11.185cm" svg:y2="19.033cm">
          <text:p/>
        </draw:line>
        <draw:line draw:style-name="gr4" draw:text-style-name="P1" draw:layer="layout" svg:x1="10.585cm" svg:y1="19.633cm" svg:x2="9.315cm" svg:y2="19.633cm">
          <text:p/>
        </draw:line>
        <draw:line draw:style-name="gr4" draw:text-style-name="P1" draw:layer="layout" svg:x1="10.585cm" svg:y1="18.433cm" svg:x2="9.315cm" svg:y2="18.433cm">
          <text:p/>
        </draw:line>
        <draw:line draw:style-name="gr4" draw:text-style-name="P1" draw:layer="layout" svg:x1="9.915cm" svg:y1="18.033cm" svg:x2="11.185cm" svg:y2="18.033cm">
          <text:p/>
        </draw:line>
        <draw:rect draw:style-name="gr1" draw:text-style-name="P1" draw:layer="layout" svg:width="5.334cm" svg:height="0.991cm" svg:x="4cm" svg:y="19.1cm" draw:corner-radius="0.356cm">
          <text:p><text:span text:style-name="T1">temp:=buffer</text:span></text:p>
        </draw:rect>
        <draw:line draw:style-name="gr4" draw:text-style-name="P1" draw:layer="layout" svg:x1="9.915cm" svg:y1="22.733cm" svg:x2="11.185cm" svg:y2="22.733cm">
          <text:p/>
        </draw:line>
        <draw:line draw:style-name="gr4" draw:text-style-name="P1" draw:layer="layout" svg:x1="10.585cm" svg:y1="21.933cm" svg:x2="9.315cm" svg:y2="21.933cm">
          <text:p/>
        </draw:line>
        <draw:line draw:style-name="gr5" draw:text-style-name="P1" draw:layer="layout" svg:x1="9.949cm" svg:y1="24.704cm" svg:x2="9.949cm" svg:y2="26.482cm">
          <text:p/>
        </draw:line>
        <draw:rect draw:style-name="gr1" draw:text-style-name="P1" draw:layer="layout" svg:width="5.334cm" svg:height="0.991cm" svg:x="11.2cm" svg:y="18.6cm" draw:corner-radius="0.356cm">
          <text:p><text:span text:style-name="T1">wait()</text:span></text:p>
        </draw:rect>
        <draw:rect draw:style-name="gr1" draw:text-style-name="P1" draw:layer="layout" svg:width="5.334cm" svg:height="0.991cm" svg:x="4cm" svg:y="21.4cm" draw:corner-radius="0.348cm">
          <text:p><text:span text:style-name="T1">notify()</text:span></text:p>
        </draw:rect>
        <draw:line draw:style-name="gr6" draw:text-style-name="P1" draw:layer="layout" svg:x1="10.22cm" svg:y1="16.778cm" svg:x2="10.22cm" svg:y2="18.048cm">
          <text:p/>
        </draw:line>
        <draw:line draw:style-name="gr7" draw:text-style-name="P1" draw:layer="layout" svg:x1="3.6cm" svg:y1="16.6cm" svg:x2="17.1cm" svg:y2="16.6cm">
          <text:p/>
        </draw:line>
        <draw:frame draw:style-name="gr3" draw:text-style-name="P2" draw:layer="layout" svg:width="2.466cm" svg:height="1.043cm" svg:x="9.042cm" svg:y="27.657cm">
          <draw:text-box>
            <text:p><text:span text:style-name="T1">tempo</text:span></text:p>
          </draw:text-box>
        </draw:frame>
        <draw:custom-shape draw:style-name="gr8" draw:text-style-name="P1" draw:layer="layout" svg:width="1.27cm" svg:height="1.27cm" svg:x="9.6cm" svg:y="1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27cm" svg:height="1.27cm" svg:x="9.6cm" svg:y="15.3cm">
          <text:p text:style-name="P1">o</text:p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5.334cm" svg:height="0.991cm" svg:x="4cm" svg:y="20.301cm" draw:corner-radius="0.356cm">
          <text:p><text:span text:style-name="T1">buffer:=null</text:span></text:p>
        </draw:rect>
        <draw:line draw:style-name="gr4" draw:text-style-name="P1" draw:layer="layout" svg:x1="10.585cm" svg:y1="20.833cm" svg:x2="9.315cm" svg:y2="20.833cm">
          <text:p/>
        </draw:line>
        <draw:rect draw:style-name="gr1" draw:text-style-name="P1" draw:layer="layout" svg:width="5.334cm" svg:height="0.991cm" svg:x="4cm" svg:y="23.101cm" draw:corner-radius="0.356cm">
          <text:p><text:span text:style-name="T1">(buffer?null) = T</text:span></text:p>
        </draw:rect>
        <draw:line draw:style-name="gr4" draw:text-style-name="P1" draw:layer="layout" svg:x1="10.585cm" svg:y1="23.633cm" svg:x2="9.315cm" svg:y2="23.633cm">
          <text:p/>
        </draw:line>
        <draw:custom-shape draw:style-name="gr9" draw:text-style-name="P1" draw:layer="layout" svg:width="1.27cm" svg:height="1.27cm" svg:x="2.23cm" svg:y="20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27cm" svg:height="1.27cm" svg:x="16.73cm" svg:y="5.73cm">
          <text:p text:style-name="P1">o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0.585cm" svg:y1="24.733cm" svg:x2="9.315cm" svg:y2="24.733cm">
          <text:p/>
        </draw:line>
        <draw:custom-shape draw:style-name="gr9" draw:text-style-name="P1" draw:layer="layout" svg:width="1.27cm" svg:height="1.27cm" svg:x="16.8cm" svg:y="22cm">
          <text:p text:style-name="P1">o</text:p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5.334cm" svg:height="0.991cm" svg:x="4cm" svg:y="10.102cm" draw:corner-radius="0.356cm">
          <text:p><text:span text:style-name="T1">buffer:=null</text:span></text:p>
        </draw:rect>
        <draw:line draw:style-name="gr4" draw:text-style-name="P1" draw:layer="layout" svg:x1="10.585cm" svg:y1="10.533cm" svg:x2="9.315cm" svg:y2="10.533cm">
          <text:p/>
        </draw:line>
        <draw:custom-shape draw:style-name="gr9" draw:text-style-name="P1" draw:layer="layout" svg:width="1.27cm" svg:height="1.27cm" svg:x="2.43cm" svg:y="9.9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rect draw:style-name="gr1" draw:text-style-name="P1" draw:layer="layout" svg:width="5.334cm" svg:height="0.991cm" svg:x="11.2cm" svg:y="3.8cm" draw:corner-radius="0.356cm">
          <text:p><text:span text:style-name="T1">(buffer?null) = T</text:span></text:p>
        </draw:rect>
        <draw:line draw:style-name="gr2" draw:text-style-name="P1" draw:layer="layout" svg:x1="10.215cm" svg:y1="3.633cm" svg:x2="10.215cm" svg:y2="13.285cm">
          <text:p/>
        </draw:line>
        <draw:frame draw:style-name="gr3" draw:text-style-name="P2" draw:layer="layout" svg:width="2.352cm" svg:height="1.043cm" svg:x="11.2cm" svg:y="1.3cm">
          <draw:text-box>
            <text:p><text:span text:style-name="T1">put(o)</text:span></text:p>
          </draw:text-box>
        </draw:frame>
        <draw:frame draw:style-name="gr3" draw:text-style-name="P2" draw:layer="layout" svg:width="1.958cm" svg:height="1.043cm" svg:x="7.242cm" svg:y="1.3cm">
          <draw:text-box>
            <text:p><text:span text:style-name="T1">get()</text:span></text:p>
          </draw:text-box>
        </draw:frame>
        <draw:rect draw:style-name="gr1" draw:text-style-name="P1" draw:layer="layout" svg:width="5.334cm" svg:height="0.991cm" svg:x="4cm" svg:y="3.1cm" draw:corner-radius="0.356cm">
          <text:p><text:span text:style-name="T1">(buffer?null) = T</text:span></text:p>
        </draw:rect>
        <draw:rect draw:style-name="gr1" draw:text-style-name="P1" draw:layer="layout" svg:width="5.334cm" svg:height="0.991cm" svg:x="11.2cm" svg:y="5cm" draw:corner-radius="0.356cm">
          <text:p><text:span text:style-name="T1">buffer:=o</text:span></text:p>
        </draw:rect>
        <draw:line draw:style-name="gr4" draw:text-style-name="P1" draw:layer="layout" svg:x1="9.915cm" svg:y1="7.033cm" svg:x2="11.185cm" svg:y2="7.033cm">
          <text:p/>
        </draw:line>
        <draw:rect draw:style-name="gr1" draw:text-style-name="P1" draw:layer="layout" svg:width="5.334cm" svg:height="0.991cm" svg:x="11.2cm" svg:y="6.476cm" draw:corner-radius="0.348cm">
          <text:p><text:span text:style-name="T1">notify()</text:span></text:p>
        </draw:rect>
        <draw:rect draw:style-name="gr1" draw:text-style-name="P1" draw:layer="layout" svg:width="5.334cm" svg:height="0.991cm" svg:x="4cm" svg:y="4.3cm" draw:corner-radius="0.356cm">
          <text:p><text:span text:style-name="T1">wait()</text:span></text:p>
        </draw:rect>
        <draw:line draw:style-name="gr5" draw:text-style-name="P1" draw:layer="layout" svg:x1="9.966cm" svg:y1="4.81cm" svg:x2="9.966cm" svg:y2="7.01cm">
          <text:p/>
        </draw:line>
        <draw:line draw:style-name="gr4" draw:text-style-name="P1" draw:layer="layout" svg:x1="9.915cm" svg:y1="5.533cm" svg:x2="11.185cm" svg:y2="5.533cm">
          <text:p/>
        </draw:line>
        <draw:line draw:style-name="gr4" draw:text-style-name="P1" draw:layer="layout" svg:x1="10.585cm" svg:y1="4.833cm" svg:x2="9.315cm" svg:y2="4.833cm">
          <text:p/>
        </draw:line>
        <draw:line draw:style-name="gr4" draw:text-style-name="P1" draw:layer="layout" svg:x1="10.585cm" svg:y1="3.633cm" svg:x2="9.315cm" svg:y2="3.633cm">
          <text:p/>
        </draw:line>
        <draw:line draw:style-name="gr4" draw:text-style-name="P1" draw:layer="layout" svg:x1="9.915cm" svg:y1="4.133cm" svg:x2="11.185cm" svg:y2="4.133cm">
          <text:p/>
        </draw:line>
        <draw:rect draw:style-name="gr1" draw:text-style-name="P1" draw:layer="layout" svg:width="5.334cm" svg:height="0.991cm" svg:x="4cm" svg:y="7.6cm" draw:corner-radius="0.356cm">
          <text:p><text:span text:style-name="T1">temp:=buffer</text:span></text:p>
        </draw:rect>
        <draw:line draw:style-name="gr4" draw:text-style-name="P1" draw:layer="layout" svg:x1="9.915cm" svg:y1="8.633cm" svg:x2="11.185cm" svg:y2="8.633cm">
          <text:p/>
        </draw:line>
        <draw:rect draw:style-name="gr1" draw:text-style-name="P1" draw:layer="layout" svg:width="5.334cm" svg:height="0.991cm" svg:x="11.2cm" svg:y="8.1cm" draw:corner-radius="0.356cm">
          <text:p><text:span text:style-name="T1">(buffer?null) = F</text:span></text:p>
        </draw:rect>
        <draw:line draw:style-name="gr4" draw:text-style-name="P1" draw:layer="layout" svg:x1="10.585cm" svg:y1="8.133cm" svg:x2="9.315cm" svg:y2="8.133cm">
          <text:p/>
        </draw:line>
        <draw:line draw:style-name="gr5" draw:text-style-name="P1" draw:layer="layout" svg:x1="10.449cm" svg:y1="9.704cm" svg:x2="10.449cm" svg:y2="11.904cm">
          <text:p/>
        </draw:line>
        <draw:line draw:style-name="gr4" draw:text-style-name="P1" draw:layer="layout" svg:x1="9.915cm" svg:y1="9.733cm" svg:x2="11.185cm" svg:y2="9.733cm">
          <text:p/>
        </draw:line>
        <draw:rect draw:style-name="gr1" draw:text-style-name="P1" draw:layer="layout" svg:width="5.334cm" svg:height="0.991cm" svg:x="11.2cm" svg:y="9.2cm" draw:corner-radius="0.356cm">
          <text:p><text:span text:style-name="T1">wait()</text:span></text:p>
        </draw:rect>
        <draw:line draw:style-name="gr4" draw:text-style-name="P1" draw:layer="layout" svg:x1="10.585cm" svg:y1="11.933cm" svg:x2="9.315cm" svg:y2="11.933cm">
          <text:p/>
        </draw:line>
        <draw:rect draw:style-name="gr1" draw:text-style-name="P1" draw:layer="layout" svg:width="5.334cm" svg:height="0.991cm" svg:x="4cm" svg:y="11.4cm" draw:corner-radius="0.348cm">
          <text:p><text:span text:style-name="T1">notify()</text:span></text:p>
        </draw:rect>
        <draw:line draw:style-name="gr6" draw:text-style-name="P1" draw:layer="layout" svg:x1="10.22cm" svg:y1="2.478cm" svg:x2="10.22cm" svg:y2="3.748cm">
          <text:p/>
        </draw:line>
        <draw:line draw:style-name="gr7" draw:text-style-name="P1" draw:layer="layout" svg:x1="3.6cm" svg:y1="2.3cm" svg:x2="17.1cm" svg:y2="2.3cm">
          <text:p/>
        </draw:line>
        <draw:frame draw:style-name="gr3" draw:text-style-name="P2" draw:layer="layout" svg:width="2.466cm" svg:height="1.043cm" svg:x="9.042cm" svg:y="13.357cm">
          <draw:text-box>
            <text:p><text:span text:style-name="T1">tempo</text:span></text:p>
          </draw:text-box>
        </draw:frame>
        <draw:rect draw:style-name="gr1" draw:text-style-name="P1" draw:layer="layout" svg:width="5.334cm" svg:height="0.991cm" svg:x="11.2cm" svg:y="17.9cm" draw:corner-radius="0.356cm">
          <text:p><text:span text:style-name="T1">(buffer?null) = F</text:span></text:p>
        </draw:rect>
        <draw:line draw:style-name="gr2" draw:text-style-name="P1" draw:layer="layout" svg:x1="10.215cm" svg:y1="17.833cm" svg:x2="10.215cm" svg:y2="27.485cm">
          <text:p/>
        </draw:line>
        <draw:frame draw:style-name="gr3" draw:text-style-name="P2" draw:layer="layout" svg:width="2.352cm" svg:height="1.043cm" svg:x="11.2cm" svg:y="15.5cm">
          <draw:text-box>
            <text:p><text:span text:style-name="T1">put(o)</text:span></text:p>
          </draw:text-box>
        </draw:frame>
        <draw:frame draw:style-name="gr3" draw:text-style-name="P2" draw:layer="layout" svg:width="1.958cm" svg:height="1.043cm" svg:x="7.242cm" svg:y="15.5cm">
          <draw:text-box>
            <text:p><text:span text:style-name="T1">get()</text:span></text:p>
          </draw:text-box>
        </draw:frame>
        <draw:rect draw:style-name="gr1" draw:text-style-name="P1" draw:layer="layout" svg:width="5.334cm" svg:height="0.991cm" svg:x="4cm" svg:y="17.3cm" draw:corner-radius="0.356cm">
          <text:p><text:span text:style-name="T1">(buffer?null) = F</text:span></text:p>
        </draw:rect>
        <draw:rect draw:style-name="gr1" draw:text-style-name="P1" draw:layer="layout" svg:width="5.334cm" svg:height="0.991cm" svg:x="11.2cm" svg:y="22.6cm" draw:corner-radius="0.356cm">
          <text:p><text:span text:style-name="T1">buffer:=o</text:span></text:p>
        </draw:rect>
        <draw:line draw:style-name="gr4" draw:text-style-name="P1" draw:layer="layout" svg:x1="9.915cm" svg:y1="26.633cm" svg:x2="11.185cm" svg:y2="26.633cm">
          <text:p/>
        </draw:line>
        <draw:rect draw:style-name="gr1" draw:text-style-name="P1" draw:layer="layout" svg:width="5.334cm" svg:height="0.991cm" svg:x="11.2cm" svg:y="26.176cm" draw:corner-radius="0.348cm">
          <text:p><text:span text:style-name="T1">notify()</text:span></text:p>
        </draw:rect>
        <draw:rect draw:style-name="gr1" draw:text-style-name="P1" draw:layer="layout" svg:width="5.334cm" svg:height="0.991cm" svg:x="4cm" svg:y="24.3cm" draw:corner-radius="0.356cm">
          <text:p><text:span text:style-name="T1">wait()</text:span></text:p>
        </draw:rect>
        <draw:line draw:style-name="gr5" draw:text-style-name="P1" draw:layer="layout" svg:x1="10.466cm" svg:y1="19.61cm" svg:x2="10.466cm" svg:y2="22.531cm">
          <text:p/>
        </draw:line>
        <draw:line draw:style-name="gr4" draw:text-style-name="P1" draw:layer="layout" svg:x1="9.915cm" svg:y1="19.633cm" svg:x2="11.185cm" svg:y2="19.633cm">
          <text:p/>
        </draw:line>
        <draw:line draw:style-name="gr4" draw:text-style-name="P1" draw:layer="layout" svg:x1="10.585cm" svg:y1="19.033cm" svg:x2="9.315cm" svg:y2="19.033cm">
          <text:p/>
        </draw:line>
        <draw:line draw:style-name="gr4" draw:text-style-name="P1" draw:layer="layout" svg:x1="10.585cm" svg:y1="17.833cm" svg:x2="9.315cm" svg:y2="17.833cm">
          <text:p/>
        </draw:line>
        <draw:line draw:style-name="gr4" draw:text-style-name="P1" draw:layer="layout" svg:x1="9.915cm" svg:y1="18.433cm" svg:x2="11.185cm" svg:y2="18.433cm">
          <text:p/>
        </draw:line>
        <draw:rect draw:style-name="gr1" draw:text-style-name="P1" draw:layer="layout" svg:width="5.334cm" svg:height="0.991cm" svg:x="4cm" svg:y="18.5cm" draw:corner-radius="0.356cm">
          <text:p><text:span text:style-name="T1">temp:=buffer</text:span></text:p>
        </draw:rect>
        <draw:line draw:style-name="gr4" draw:text-style-name="P1" draw:layer="layout" svg:x1="9.915cm" svg:y1="23.033cm" svg:x2="11.185cm" svg:y2="23.033cm">
          <text:p/>
        </draw:line>
        <draw:line draw:style-name="gr4" draw:text-style-name="P1" draw:layer="layout" svg:x1="10.585cm" svg:y1="22.533cm" svg:x2="9.315cm" svg:y2="22.533cm">
          <text:p/>
        </draw:line>
        <draw:line draw:style-name="gr5" draw:text-style-name="P1" draw:layer="layout" svg:x1="9.949cm" svg:y1="24.804cm" svg:x2="9.949cm" svg:y2="26.582cm">
          <text:p/>
        </draw:line>
        <draw:rect draw:style-name="gr1" draw:text-style-name="P1" draw:layer="layout" svg:width="5.334cm" svg:height="0.991cm" svg:x="11.2cm" svg:y="19.1cm" draw:corner-radius="0.356cm">
          <text:p><text:span text:style-name="T1">wait()</text:span></text:p>
        </draw:rect>
        <draw:rect draw:style-name="gr1" draw:text-style-name="P1" draw:layer="layout" svg:width="5.334cm" svg:height="0.991cm" svg:x="4cm" svg:y="22cm" draw:corner-radius="0.348cm">
          <text:p><text:span text:style-name="T1">notify()</text:span></text:p>
        </draw:rect>
        <draw:line draw:style-name="gr6" draw:text-style-name="P1" draw:layer="layout" svg:x1="10.22cm" svg:y1="16.678cm" svg:x2="10.22cm" svg:y2="17.948cm">
          <text:p/>
        </draw:line>
        <draw:line draw:style-name="gr7" draw:text-style-name="P1" draw:layer="layout" svg:x1="3.6cm" svg:y1="16.5cm" svg:x2="17.1cm" svg:y2="16.5cm">
          <text:p/>
        </draw:line>
        <draw:frame draw:style-name="gr3" draw:text-style-name="P2" draw:layer="layout" svg:width="2.466cm" svg:height="1.043cm" svg:x="9.042cm" svg:y="27.557cm">
          <draw:text-box>
            <text:p><text:span text:style-name="T1">tempo</text:span></text:p>
          </draw:text-box>
        </draw:frame>
        <draw:custom-shape draw:style-name="gr8" draw:text-style-name="P1" draw:layer="layout" svg:width="1.27cm" svg:height="1.27cm" svg:x="9.6cm" svg:y="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27cm" svg:height="1.27cm" svg:x="9.6cm" svg:y="15.2cm">
          <text:p text:style-name="P1">o</text:p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5.334cm" svg:height="0.991cm" svg:x="4cm" svg:y="20.201cm" draw:corner-radius="0.356cm">
          <text:p><text:span text:style-name="T1">buffer:=null</text:span></text:p>
        </draw:rect>
        <draw:line draw:style-name="gr4" draw:text-style-name="P1" draw:layer="layout" svg:x1="10.585cm" svg:y1="20.733cm" svg:x2="9.315cm" svg:y2="20.733cm">
          <text:p/>
        </draw:line>
        <draw:rect draw:style-name="gr1" draw:text-style-name="P1" draw:layer="layout" svg:width="5.334cm" svg:height="0.991cm" svg:x="4cm" svg:y="23.201cm" draw:corner-radius="0.356cm">
          <text:p><text:span text:style-name="T1">(buffer?null) = T</text:span></text:p>
        </draw:rect>
        <draw:line draw:style-name="gr4" draw:text-style-name="P1" draw:layer="layout" svg:x1="10.585cm" svg:y1="23.733cm" svg:x2="9.315cm" svg:y2="23.733cm">
          <text:p/>
        </draw:line>
        <draw:custom-shape draw:style-name="gr9" draw:text-style-name="P1" draw:layer="layout" svg:width="1.27cm" svg:height="1.27cm" svg:x="2.23cm" svg:y="2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27cm" svg:height="1.27cm" svg:x="16.73cm" svg:y="4.73cm">
          <text:p text:style-name="P1">o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0.585cm" svg:y1="24.833cm" svg:x2="9.315cm" svg:y2="24.833cm">
          <text:p/>
        </draw:line>
        <draw:custom-shape draw:style-name="gr9" draw:text-style-name="P1" draw:layer="layout" svg:width="1.27cm" svg:height="1.27cm" svg:x="16.8cm" svg:y="22.4cm">
          <text:p text:style-name="P1">o</text:p>
          <draw:enhanced-geometry svg:viewBox="0 0 21600 21600" draw:type="rectangle" draw:enhanced-path="M 0 0 L 21600 0 21600 21600 0 21600 0 0 Z N"/>
        </draw:custom-shape>
        <draw:rect draw:style-name="gr1" draw:text-style-name="P1" draw:layer="layout" svg:width="5.334cm" svg:height="0.991cm" svg:x="4cm" svg:y="8.701cm" draw:corner-radius="0.356cm">
          <text:p><text:span text:style-name="T1">buffer:=null</text:span></text:p>
        </draw:rect>
        <draw:custom-shape draw:style-name="gr9" draw:text-style-name="P1" draw:layer="layout" svg:width="1.27cm" svg:height="1.27cm" svg:x="2.23cm" svg:y="8.5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0.585cm" svg:y1="9.133cm" svg:x2="9.315cm" svg:y2="9.13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3H27M51S</meta:editing-duration>
    <meta:editing-cycles>6</meta:editing-cycles>
    <meta:generator>OpenOffice.org/3.3$Win32 OpenOffice.org_project/330m20$Build-9567</meta:generator>
    <dc:date>2012-01-16T15:26:39.31</dc:date>
    <dc:creator>Bilbo Baggins</dc:creator>
    <meta:document-statistic meta:object-count="124"/>
  </office:meta>
</office:document-meta>
</file>